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0f7" officeooo:paragraph-rsid="0017b0f7"/>
    </style:style>
    <style:style style:name="P2" style:family="paragraph" style:parent-style-name="Standard">
      <style:text-properties officeooo:rsid="0019c6d3" officeooo:paragraph-rsid="0019c6d3"/>
    </style:style>
    <style:style style:name="P3" style:family="paragraph" style:parent-style-name="Standard">
      <style:text-properties fo:font-weight="bold" officeooo:rsid="0019c6d3" officeooo:paragraph-rsid="0019c6d3" style:font-weight-asian="bold" style:font-weight-complex="bold"/>
    </style:style>
    <style:style style:name="P4" style:family="paragraph" style:parent-style-name="Standard">
      <style:text-properties style:text-position="0% 100%" officeooo:rsid="0019c6d3" officeooo:paragraph-rsid="001b5c59"/>
    </style:style>
    <style:style style:name="P5" style:family="paragraph" style:parent-style-name="Standard">
      <style:text-properties style:text-position="0% 100%" officeooo:rsid="001d897f" officeooo:paragraph-rsid="001d897f"/>
    </style:style>
    <style:style style:name="P6" style:family="paragraph" style:parent-style-name="Standard">
      <style:text-properties style:text-position="0% 100%" officeooo:rsid="001f5709" officeooo:paragraph-rsid="001f5709"/>
    </style:style>
    <style:style style:name="P7" style:family="paragraph" style:parent-style-name="Standard">
      <style:text-properties style:text-position="0% 100%" officeooo:rsid="00214f0d" officeooo:paragraph-rsid="00214f0d"/>
    </style:style>
    <style:style style:name="P8" style:family="paragraph" style:parent-style-name="Standard">
      <style:text-properties style:text-position="0% 100%" officeooo:rsid="00258a09" officeooo:paragraph-rsid="00258a09"/>
    </style:style>
    <style:style style:name="P9" style:family="paragraph" style:parent-style-name="Standard">
      <style:text-properties style:text-position="0% 100%" officeooo:rsid="0026a14d" officeooo:paragraph-rsid="0026a14d"/>
    </style:style>
    <style:style style:name="P10" style:family="paragraph" style:parent-style-name="Standard">
      <style:text-properties style:text-position="0% 100%" officeooo:rsid="0027d588" officeooo:paragraph-rsid="0027d588"/>
    </style:style>
    <style:style style:name="P11" style:family="paragraph" style:parent-style-name="Standard">
      <style:text-properties style:text-position="0% 100%" officeooo:rsid="00291b3b" officeooo:paragraph-rsid="00291b3b"/>
    </style:style>
    <style:style style:name="P12" style:family="paragraph" style:parent-style-name="Standard">
      <style:text-properties style:text-position="0% 100%" fo:font-weight="bold" officeooo:rsid="002a3e50" officeooo:paragraph-rsid="002a3e5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position="0% 100%" fo:font-weight="bold" officeooo:rsid="002c0786" officeooo:paragraph-rsid="002c078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position="0% 100%" fo:font-weight="bold" officeooo:rsid="003e8d8b" officeooo:paragraph-rsid="003e8d8b" style:font-weight-asian="bold" style:font-weight-complex="bold"/>
    </style:style>
    <style:style style:name="P15" style:family="paragraph" style:parent-style-name="Standard">
      <style:text-properties style:text-position="0% 100%" fo:font-weight="normal" officeooo:rsid="002a3e50" officeooo:paragraph-rsid="002a3e50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2a3e50" officeooo:paragraph-rsid="002a8ca1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2c0786" officeooo:paragraph-rsid="002c0786" style:font-weight-asian="normal" style:font-weight-complex="normal"/>
    </style:style>
    <style:style style:name="P18" style:family="paragraph" style:parent-style-name="Standard">
      <style:text-properties style:text-position="0% 100%" officeooo:rsid="002dc75a" officeooo:paragraph-rsid="002dc75a"/>
    </style:style>
    <style:style style:name="P19" style:family="paragraph" style:parent-style-name="Standard">
      <style:paragraph-properties fo:text-align="justify" style:justify-single-word="false"/>
      <style:text-properties style:text-position="0% 100%" officeooo:rsid="002dc75a" officeooo:paragraph-rsid="002dc75a"/>
    </style:style>
    <style:style style:name="P20" style:family="paragraph" style:parent-style-name="Standard">
      <style:paragraph-properties fo:text-align="justify" style:justify-single-word="false"/>
      <style:text-properties style:text-position="0% 100%" officeooo:rsid="002ef569" officeooo:paragraph-rsid="002ef569"/>
    </style:style>
    <style:style style:name="P21" style:family="paragraph" style:parent-style-name="Standard">
      <style:paragraph-properties fo:text-align="justify" style:justify-single-word="false"/>
      <style:text-properties style:text-position="0% 100%" officeooo:rsid="002f7d02" officeooo:paragraph-rsid="002f7d02"/>
    </style:style>
    <style:style style:name="P22" style:family="paragraph" style:parent-style-name="Standard">
      <style:paragraph-properties fo:text-align="justify" style:justify-single-word="false"/>
      <style:text-properties style:text-position="0% 100%" officeooo:rsid="0033de38" officeooo:paragraph-rsid="0033de38"/>
    </style:style>
    <style:style style:name="P23" style:family="paragraph" style:parent-style-name="Standard">
      <style:paragraph-properties fo:text-align="justify" style:justify-single-word="false"/>
      <style:text-properties style:text-position="0% 100%" officeooo:rsid="0034dc6c" officeooo:paragraph-rsid="0034dc6c"/>
    </style:style>
    <style:style style:name="P24" style:family="paragraph" style:parent-style-name="Standard">
      <style:paragraph-properties fo:text-align="justify" style:justify-single-word="false"/>
      <style:text-properties style:text-position="0% 100%" officeooo:rsid="00355dda" officeooo:paragraph-rsid="00355dda"/>
    </style:style>
    <style:style style:name="P25" style:family="paragraph" style:parent-style-name="Standard">
      <style:paragraph-properties fo:text-align="justify" style:justify-single-word="false"/>
      <style:text-properties style:text-position="0% 100%" officeooo:rsid="0036f8aa" officeooo:paragraph-rsid="0036f8aa"/>
    </style:style>
    <style:style style:name="P26" style:family="paragraph" style:parent-style-name="Standard">
      <style:paragraph-properties fo:text-align="justify" style:justify-single-word="false"/>
      <style:text-properties style:text-position="0% 100%" officeooo:rsid="003a9721" officeooo:paragraph-rsid="003a9721"/>
    </style:style>
    <style:style style:name="P27" style:family="paragraph" style:parent-style-name="Standard">
      <style:paragraph-properties fo:text-align="justify" style:justify-single-word="false"/>
      <style:text-properties style:text-position="0% 100%" officeooo:rsid="003e8d8b" officeooo:paragraph-rsid="003e8d8b"/>
    </style:style>
    <style:style style:name="P28" style:family="paragraph" style:parent-style-name="Standard">
      <style:paragraph-properties fo:text-align="justify" style:justify-single-word="false"/>
      <style:text-properties style:text-position="0% 100%" officeooo:rsid="0043d7b7" officeooo:paragraph-rsid="0043d7b7"/>
    </style:style>
    <style:style style:name="P29" style:family="paragraph" style:parent-style-name="Standard">
      <style:paragraph-properties fo:text-align="center" style:justify-single-word="false"/>
      <style:text-properties style:text-position="0% 100%" officeooo:rsid="00456671" officeooo:paragraph-rsid="00456671"/>
    </style:style>
    <style:style style:name="P30" style:family="paragraph" style:parent-style-name="Standard">
      <style:paragraph-properties fo:text-align="justify" style:justify-single-word="false"/>
      <style:text-properties style:text-position="0% 100%" officeooo:rsid="00456671" officeooo:paragraph-rsid="00456671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1" officeooo:rsid="00456671" officeooo:paragraph-rsid="00456671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iberation Serif1" officeooo:rsid="0048dd5f" officeooo:paragraph-rsid="0048dd5f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iberation Serif" officeooo:rsid="004f0b9b" officeooo:paragraph-rsid="004f0b9b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Liberation Serif" officeooo:rsid="005071f2" officeooo:paragraph-rsid="005071f2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Liberation Serif" officeooo:rsid="0051cd27" officeooo:paragraph-rsid="0051cd27"/>
    </style:style>
    <style:style style:name="P36" style:family="paragraph" style:parent-style-name="Standard">
      <style:paragraph-properties fo:text-align="justify" style:justify-single-word="false"/>
      <style:text-properties style:text-position="0% 100%" style:font-name="Liberation Serif" officeooo:rsid="005e3d3c" officeooo:paragraph-rsid="005e3d3c"/>
    </style:style>
    <style:style style:name="P37" style:family="paragraph" style:parent-style-name="Standard">
      <style:paragraph-properties fo:text-align="justify" style:justify-single-word="false"/>
      <style:text-properties style:text-position="0% 100%" style:font-name="Liberation Serif" officeooo:rsid="005ea18a" officeooo:paragraph-rsid="005ea18a"/>
    </style:style>
    <style:style style:name="P38" style:family="paragraph" style:parent-style-name="Standard">
      <style:paragraph-properties fo:text-align="justify" style:justify-single-word="false"/>
      <style:text-properties style:text-position="0% 100%" style:font-name="Liberation Serif" officeooo:rsid="00602cb5" officeooo:paragraph-rsid="00602cb5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Liberation Serif" officeooo:rsid="00602cb5" officeooo:paragraph-rsid="00612e15"/>
    </style:style>
    <style:style style:name="P40" style:family="paragraph" style:parent-style-name="Standard">
      <style:paragraph-properties fo:text-align="center" style:justify-single-word="false"/>
      <style:text-properties style:text-position="0% 100%" style:font-name="Liberation Serif" fo:font-weight="bold" officeooo:rsid="00602cb5" officeooo:paragraph-rsid="00602cb5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Liberation Serif" fo:font-weight="bold" officeooo:rsid="0063c317" officeooo:paragraph-rsid="0063c317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" officeooo:rsid="00624ef3" officeooo:paragraph-rsid="00624ef3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3c317" officeooo:paragraph-rsid="0063c317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41af1" officeooo:paragraph-rsid="00641af1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officeooo:rsid="00456671" officeooo:paragraph-rsid="00456671"/>
    </style:style>
    <style:style style:name="P46" style:family="paragraph" style:parent-style-name="Standard">
      <style:paragraph-properties fo:text-align="justify" style:justify-single-word="false"/>
      <style:text-properties officeooo:rsid="0048dd5f" officeooo:paragraph-rsid="0048dd5f"/>
    </style:style>
    <style:style style:name="P47" style:family="paragraph" style:parent-style-name="Standard">
      <style:paragraph-properties fo:text-align="justify" style:justify-single-word="false"/>
      <style:text-properties officeooo:rsid="004c0c44" officeooo:paragraph-rsid="004c0c44"/>
    </style:style>
    <style:style style:name="P48" style:family="paragraph" style:parent-style-name="Standard">
      <style:paragraph-properties fo:text-align="justify" style:justify-single-word="false"/>
      <style:text-properties style:font-name="Liberation Serif1" officeooo:rsid="004e47c9" officeooo:paragraph-rsid="004e47c9"/>
    </style:style>
    <style:style style:name="P49" style:family="paragraph" style:parent-style-name="Standard">
      <style:paragraph-properties fo:text-align="center" style:justify-single-word="false"/>
      <style:text-properties style:font-name="Liberation Serif1" officeooo:rsid="004e47c9" officeooo:paragraph-rsid="004e47c9"/>
    </style:style>
    <style:style style:name="P50" style:family="paragraph" style:parent-style-name="Standard">
      <style:paragraph-properties fo:text-align="justify" style:justify-single-word="false"/>
      <style:text-properties officeooo:rsid="004de415" officeooo:paragraph-rsid="004de415"/>
    </style:style>
    <style:style style:name="P51" style:family="paragraph" style:parent-style-name="Standard">
      <style:paragraph-properties fo:text-align="justify" style:justify-single-word="false"/>
      <style:text-properties officeooo:rsid="004e47c9" officeooo:paragraph-rsid="004e47c9"/>
    </style:style>
    <style:style style:name="P52" style:family="paragraph" style:parent-style-name="Standard">
      <style:paragraph-properties fo:text-align="justify" style:justify-single-word="false"/>
      <style:text-properties officeooo:rsid="004e6182" officeooo:paragraph-rsid="004e6182"/>
    </style:style>
    <style:style style:name="P53" style:family="paragraph" style:parent-style-name="Standard" style:list-style-name="L1">
      <style:text-properties officeooo:rsid="0019c6d3" officeooo:paragraph-rsid="0019c6d3"/>
    </style:style>
    <style:style style:name="P54" style:family="paragraph" style:parent-style-name="Standard" style:list-style-name="L1">
      <style:text-properties style:text-position="0% 100%" officeooo:rsid="0019c6d3" officeooo:paragraph-rsid="0019c6d3"/>
    </style:style>
    <style:style style:name="P55" style:family="paragraph" style:parent-style-name="Standard" style:list-style-name="L1">
      <style:text-properties style:text-position="0% 100%" officeooo:rsid="0019c6d3" officeooo:paragraph-rsid="001b5c59"/>
    </style:style>
    <style:style style:name="P56" style:family="paragraph" style:parent-style-name="Standard" style:list-style-name="L2">
      <style:text-properties style:text-position="0% 100%" officeooo:rsid="0027d588" officeooo:paragraph-rsid="0027d588"/>
    </style:style>
    <style:style style:name="P57" style:family="paragraph" style:parent-style-name="Standard" style:list-style-name="L2">
      <style:text-properties style:text-position="0% 100%" officeooo:rsid="00291b3b" officeooo:paragraph-rsid="00291b3b"/>
    </style:style>
    <style:style style:name="P58" style:family="paragraph" style:parent-style-name="Standard" style:list-style-name="L3">
      <style:text-properties style:text-position="0% 100%" officeooo:rsid="00291b3b" officeooo:paragraph-rsid="00291b3b"/>
    </style:style>
    <style:style style:name="P59" style:family="paragraph" style:parent-style-name="Standard" style:list-style-name="L3">
      <style:text-properties style:text-position="0% 100%" officeooo:rsid="00295788" officeooo:paragraph-rsid="00295788"/>
    </style:style>
    <style:style style:name="P60" style:family="paragraph" style:parent-style-name="Standard" style:list-style-name="L3">
      <style:text-properties style:text-position="0% 100%" officeooo:rsid="002a3e50" officeooo:paragraph-rsid="002a3e50"/>
    </style:style>
    <style:style style:name="P61" style:family="paragraph" style:parent-style-name="Standard" style:list-style-name="L4">
      <style:paragraph-properties fo:text-align="justify" style:justify-single-word="false"/>
      <style:text-properties style:text-position="0% 100%" officeooo:rsid="002dc75a" officeooo:paragraph-rsid="002dc75a"/>
    </style:style>
    <style:style style:name="P62" style:family="paragraph" style:parent-style-name="Standard" style:list-style-name="L5">
      <style:paragraph-properties fo:text-align="justify" style:justify-single-word="false"/>
      <style:text-properties style:text-position="0% 100%" officeooo:rsid="002dc75a" officeooo:paragraph-rsid="002dc75a"/>
    </style:style>
    <style:style style:name="P63" style:family="paragraph" style:parent-style-name="Standard" style:list-style-name="L5">
      <style:paragraph-properties fo:text-align="justify" style:justify-single-word="false"/>
      <style:text-properties style:text-position="0% 100%" officeooo:rsid="002ef569" officeooo:paragraph-rsid="002ef569"/>
    </style:style>
    <style:style style:name="P64" style:family="paragraph" style:parent-style-name="Standard" style:list-style-name="L6">
      <style:paragraph-properties fo:text-align="justify" style:justify-single-word="false"/>
      <style:text-properties style:text-position="0% 100%" officeooo:rsid="003e8d8b" officeooo:paragraph-rsid="003e8d8b"/>
    </style:style>
    <style:style style:name="P65" style:family="paragraph" style:parent-style-name="Standard" style:list-style-name="L7">
      <style:paragraph-properties fo:text-align="justify" style:justify-single-word="false"/>
      <style:text-properties style:text-position="0% 100%" officeooo:rsid="0042d9da" officeooo:paragraph-rsid="0042d9da"/>
    </style:style>
    <style:style style:name="P66" style:family="paragraph" style:parent-style-name="Standard" style:list-style-name="L7">
      <style:paragraph-properties fo:text-align="justify" style:justify-single-word="false"/>
      <style:text-properties style:text-position="0% 100%" officeooo:rsid="0043d7b7" officeooo:paragraph-rsid="0043d7b7"/>
    </style:style>
    <style:style style:name="P67" style:family="paragraph" style:parent-style-name="Standard" style:list-style-name="L8">
      <style:paragraph-properties fo:text-align="justify" style:justify-single-word="false"/>
      <style:text-properties style:text-position="0% 100%" officeooo:rsid="00456671" officeooo:paragraph-rsid="00456671"/>
    </style:style>
    <style:style style:name="P68" style:family="paragraph" style:parent-style-name="Standard">
      <style:paragraph-properties fo:text-align="justify" style:justify-single-word="false"/>
      <style:text-properties style:text-position="0% 100%" style:font-name="Liberation Serif1" officeooo:rsid="00456671" officeooo:paragraph-rsid="004e47c9"/>
    </style:style>
    <style:style style:name="P69" style:family="paragraph" style:parent-style-name="Standard">
      <style:paragraph-properties fo:text-align="center" style:justify-single-word="false"/>
      <style:text-properties style:text-position="0% 100%" style:font-name="Liberation Serif1" officeooo:rsid="004e47c9" officeooo:paragraph-rsid="004e47c9"/>
    </style:style>
    <style:style style:name="P70" style:family="paragraph" style:parent-style-name="Standard">
      <style:paragraph-properties fo:text-align="justify" style:justify-single-word="false"/>
      <style:text-properties style:text-position="0% 100%" style:font-name="Liberation Serif1" officeooo:rsid="004e47c9" officeooo:paragraph-rsid="004e47c9"/>
    </style:style>
    <style:style style:name="P71" style:family="paragraph" style:parent-style-name="Standard">
      <style:paragraph-properties fo:text-align="justify" style:justify-single-word="false"/>
      <style:text-properties style:text-position="0% 100%" style:font-name="Liberation Serif" officeooo:rsid="00612e15" officeooo:paragraph-rsid="00612e15"/>
    </style:style>
    <style:style style:name="P72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41af1" officeooo:paragraph-rsid="00641af1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b2ab9" officeooo:paragraph-rsid="006b2ab9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text-position="0% 100%" style:font-name="Liberation Serif" fo:font-weight="normal" officeooo:rsid="006d7b4c" officeooo:paragraph-rsid="006d7b4c" style:font-weight-asian="normal" style:font-weight-complex="normal"/>
    </style:style>
    <style:style style:name="P75" style:family="paragraph" style:parent-style-name="Standard" style:list-style-name="L7">
      <style:paragraph-properties fo:text-align="justify" style:justify-single-word="false"/>
      <style:text-properties officeooo:rsid="003e8d8b" officeooo:paragraph-rsid="003ff3d8"/>
    </style:style>
    <style:style style:name="P76" style:family="paragraph" style:parent-style-name="Standard" style:list-style-name="L7">
      <style:paragraph-properties fo:text-align="justify" style:justify-single-word="false"/>
      <style:text-properties officeooo:rsid="003ff3d8" officeooo:paragraph-rsid="003ff3d8"/>
    </style:style>
    <style:style style:name="P77" style:family="paragraph" style:parent-style-name="Standard" style:list-style-name="L9">
      <style:paragraph-properties fo:text-align="justify" style:justify-single-word="false"/>
      <style:text-properties officeooo:paragraph-rsid="004a1796"/>
    </style:style>
    <style:style style:name="P78" style:family="paragraph" style:parent-style-name="Standard" style:list-style-name="L9">
      <style:paragraph-properties fo:text-align="justify" style:justify-single-word="false"/>
      <style:text-properties officeooo:rsid="004c0c44" officeooo:paragraph-rsid="004c0c44"/>
    </style:style>
    <style:style style:name="P79" style:family="paragraph">
      <style:paragraph-properties fo:text-align="center"/>
    </style:style>
    <style:style style:name="P80" style:family="paragraph">
      <loext:graphic-properties draw:fill="none" draw:fill-color="#ffffff"/>
      <style:text-properties fo:font-size="12pt"/>
    </style:style>
    <style:style style:name="P81" style:family="paragraph">
      <loext:graphic-properties draw:fill="none" draw:fill-color="#ffffff"/>
    </style:style>
    <style:style style:name="T1" style:family="text">
      <style:text-properties officeooo:rsid="00190217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3ff3d8"/>
    </style:style>
    <style:style style:name="T4" style:family="text">
      <style:text-properties style:text-position="sub 58%"/>
    </style:style>
    <style:style style:name="T5" style:family="text">
      <style:text-properties officeooo:rsid="001b5c59"/>
    </style:style>
    <style:style style:name="T6" style:family="text">
      <style:text-properties officeooo:rsid="00231070"/>
    </style:style>
    <style:style style:name="T7" style:family="text">
      <style:text-properties officeooo:rsid="00291b3b"/>
    </style:style>
    <style:style style:name="T8" style:family="text">
      <style:text-properties officeooo:rsid="00295788"/>
    </style:style>
    <style:style style:name="T9" style:family="text">
      <style:text-properties officeooo:rsid="002a8ca1"/>
    </style:style>
    <style:style style:name="T10" style:family="text">
      <style:text-properties officeooo:rsid="002b2cc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ef569"/>
    </style:style>
    <style:style style:name="T14" style:family="text">
      <style:text-properties officeooo:rsid="0038e670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19c6d3"/>
    </style:style>
    <style:style style:name="T17" style:family="text">
      <style:text-properties style:text-position="0% 100%" officeooo:rsid="003ff3d8"/>
    </style:style>
    <style:style style:name="T18" style:family="text">
      <style:text-properties style:text-position="0% 100%" officeooo:rsid="0041e848"/>
    </style:style>
    <style:style style:name="T19" style:family="text">
      <style:text-properties style:text-position="0% 100%" officeooo:rsid="0042d9da"/>
    </style:style>
    <style:style style:name="T20" style:family="text">
      <style:text-properties style:text-position="0% 100%" style:font-name="Liberation Serif1"/>
    </style:style>
    <style:style style:name="T21" style:family="text">
      <style:text-properties style:text-position="0% 100%" style:font-name="Liberation Serif1" officeooo:rsid="00456671"/>
    </style:style>
    <style:style style:name="T22" style:family="text">
      <style:text-properties style:text-position="0% 100%" style:font-name="Liberation Serif"/>
    </style:style>
    <style:style style:name="T23" style:family="text">
      <style:text-properties style:text-position="0% 100%" officeooo:rsid="00456671"/>
    </style:style>
    <style:style style:name="T24" style:family="text">
      <style:text-properties style:text-position="0% 100%" officeooo:rsid="004c0c44"/>
    </style:style>
    <style:style style:name="T25" style:family="text">
      <style:text-properties officeooo:rsid="0041e848"/>
    </style:style>
    <style:style style:name="T26" style:family="text">
      <style:text-properties style:font-name="Liberation Serif1" officeooo:rsid="004c0c44"/>
    </style:style>
    <style:style style:name="T27" style:family="text">
      <style:text-properties style:font-name="Liberation Serif1" officeooo:rsid="004e47c9"/>
    </style:style>
    <style:style style:name="T28" style:family="text">
      <style:text-properties officeooo:rsid="00491a98"/>
    </style:style>
    <style:style style:name="T29" style:family="text">
      <style:text-properties officeooo:rsid="004a1796"/>
    </style:style>
    <style:style style:name="T30" style:family="text">
      <style:text-properties officeooo:rsid="004da883"/>
    </style:style>
    <style:style style:name="T31" style:family="text">
      <style:text-properties officeooo:rsid="004e47c9"/>
    </style:style>
    <style:style style:name="T32" style:family="text">
      <style:text-properties officeooo:rsid="0051cd27"/>
    </style:style>
    <style:style style:name="T33" style:family="text">
      <style:text-properties officeooo:rsid="005e3d3c"/>
    </style:style>
    <style:style style:name="T34" style:family="text">
      <style:text-properties officeooo:rsid="005ea18a"/>
    </style:style>
    <style:style style:name="T35" style:family="text">
      <style:text-properties officeooo:rsid="00696863"/>
    </style:style>
    <style:style style:name="T36" style:family="text">
      <style:text-properties officeooo:rsid="006b841b"/>
    </style:style>
    <style:style style:name="T37" style:family="text">
      <style:text-properties fo:font-size="12pt"/>
    </style:style>
    <style:style style:name="T38" style:family="text">
      <style:text-properties style:text-position="-33% 58%"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1957in" fo:min-width="0.5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лектротехника</text:p>
      <text:p text:style-name="P1"/>
      <text:p text:style-name="P1">Белодедов Михаил Владимирович <text:a xlink:type="simple" xlink:href="mailto:mbelodedov@mail.ru" text:style-name="Internet_20_link" text:visited-style-name="Visited_20_Internet_20_Link"><text:span text:style-name="T1">m.belodedov@mail.ru</text:span></text:a></text:p>
      <text:p text:style-name="P2"/>
      <text:p text:style-name="P3">Главные величины электротехники:</text:p>
      <text:list xml:id="list7190425622807948251" text:style-name="L1">
        <text:list-item>
          <text:p text:style-name="P53">Электрический заряд q </text:p>
          <text:p text:style-name="P53">СИ: кулон</text:p>
          <text:p text:style-name="P53">crc: Франклин</text:p>
          <text:p text:style-name="P53">Закон кулона: F = k*q<text:span text:style-name="T4">1</text:span>*q<text:span text:style-name="T4">2</text:span>/r<text:span text:style-name="T2">2</text:span></text:p>
        </text:list-item>
        <text:list-item>
          <text:p text:style-name="P54">Электростатический потенциал </text:p>
          <text:p text:style-name="P54">φ, Вольт</text:p>
        </text:list-item>
        <text:list-item>
          <text:p text:style-name="P54">Напряженность электрического поля</text:p>
          <text:p text:style-name="P54">F = E*q </text:p>
          <text:p text:style-name="P54">СИ: Вольт/метр</text:p>
        </text:list-item>
        <text:list-item>
          <text:p text:style-name="P54">Электрический ток</text:p>
          <text:p text:style-name="P54">I = q/t</text:p>
        </text:list-item>
        <text:list-item>
          <text:p text:style-name="P54">Магнитная индукция</text:p>
          <text:p text:style-name="P54">СИ: Тесла</text:p>
          <text:p text:style-name="P54">сгс: Гаус</text:p>
          <text:p text:style-name="P54">1 Тесла = 0,0001 Гаус</text:p>
        </text:list-item>
        <text:list-item>
          <text:p text:style-name="P54">Закон Ампера</text:p>
          <text:p text:style-name="P54">F = Ibl</text:p>
        </text:list-item>
        <text:list-item>
          <text:p text:style-name="P54">Закон Фарадея:</text:p>
          <text:p text:style-name="P55">U = <text:span text:style-name="T5">∆</text:span>φ/<text:span text:style-name="T5">∆</text:span>t</text:p>
        </text:list-item>
      </text:list>
      <text:p text:style-name="P4"/>
      <text:p text:style-name="P5">Обычные величины заряда — нанокулоны, микрокулоны</text:p>
      <text:p text:style-name="P6">Электрический заряд планеты Земля — 570 килоКулон</text:p>
      <text:p text:style-name="P6"/>
      <text:p text:style-name="P7">Электростатический потенциал сам по себе не имеет никакого смысла, он зависит от точки отсчета. <text:span text:style-name="T6">Поэтому в электротехнике одну из точек (проводников) назначают нулевым потенциалом. Эта точка называется землей.</text:span></text:p>
      <text:p text:style-name="P8">U = <text:span text:style-name="T5">∆φ</text:span></text:p>
      <text:p text:style-name="P8">Физический смысл имеет именно разность потенциалов. </text:p>
      <text:p text:style-name="P8"/>
      <text:p text:style-name="P9">Когда речь идет о потенциале провода имеется ввиду разность потенциалов провода и земли.</text:p>
      <text:p text:style-name="P9"/>
      <text:p text:style-name="P10">Порядки величин <text:span text:style-name="T7">напряжения</text:span>:</text:p>
      <text:list xml:id="list2494915603439638761" text:style-name="L2">
        <text:list-item>
          <text:p text:style-name="P56">Биотоки мозга — микровольты</text:p>
        </text:list-item>
        <text:list-item>
          <text:p text:style-name="P56">ТВ антенна — 100 микровольт</text:p>
        </text:list-item>
        <text:list-item>
          <text:p text:style-name="P56">Микрофон — 1..10 миливолт</text:p>
        </text:list-item>
        <text:list-item>
          <text:p text:style-name="P56">пальчиковая батарейка — вольт</text:p>
        </text:list-item>
        <text:list-item>
          <text:p text:style-name="P56">Электрическая розетка — сотни вольт</text:p>
        </text:list-item>
        <text:list-item>
          <text:p text:style-name="P56">Свеча зажигания — киловольты</text:p>
        </text:list-item>
        <text:list-item>
          <text:p text:style-name="P56">ЛЭП — сотни киловольт</text:p>
        </text:list-item>
        <text:list-item>
          <text:p text:style-name="P56">Электрическая машина — мегавольт</text:p>
        </text:list-item>
        <text:list-item>
          <text:p text:style-name="P57">Молния — сотни мегавольт</text:p>
        </text:list-item>
      </text:list>
      <text:p text:style-name="P11"/>
      <text:p text:style-name="P11">Магнитная индукция — вектор, который исходит из северного пояса и «втыкается» в южный.</text:p>
      <text:p text:style-name="P11">Порядки величин магнитной индукции:</text:p>
      <text:list xml:id="list7682894047886645869" text:style-name="L3">
        <text:list-item>
          <text:p text:style-name="P58">планета Земля — 30 микро <text:span text:style-name="T8">Т</text:span>есла</text:p>
        </text:list-item>
        <text:list-item>
          <text:p text:style-name="P59">стрелка Компаса — 10 мили Тесла</text:p>
        </text:list-item>
        <text:list-item>
          <text:p text:style-name="P60"><text:soft-page-break/>постоянный магнит — 100 милитесла</text:p>
        </text:list-item>
        <text:list-item>
          <text:p text:style-name="P60">мощный электромагнит — 1,5 Тесла</text:p>
        </text:list-item>
        <text:list-item>
          <text:p text:style-name="P60">Ускорители электрических частиц — 10 Тесла</text:p>
        </text:list-item>
      </text:list>
      <text:p text:style-name="P12">P.s: Тесла — это очень много</text:p>
      <text:p text:style-name="P15"/>
      <text:p text:style-name="P16">Магнитное поле соленоида (если его д<text:span text:style-name="T9">иаметр существенно больше длины)</text:span>:</text:p>
      <text:p text:style-name="P16"><text:s/>B = μμ<text:span text:style-name="T4">0</text:span>In</text:p>
      <text:p text:style-name="P15">n — количество витков <text:span text:style-name="T10">на метр (плотность)</text:span></text:p>
      <text:p text:style-name="P15">μ — магнитная проницаемость</text:p>
      <text:p text:style-name="P15">μ<text:span text:style-name="T4">0</text:span> — магнитная постоянная = 4π * 10<text:span text:style-name="T2">-7</text:span></text:p>
      <text:p text:style-name="P15">I — ток, протекающий через соленоид</text:p>
      <text:p text:style-name="P15"/>
      <text:p text:style-name="P15"/>
      <text:p text:style-name="P13">Электрический ток</text:p>
      <text:p text:style-name="P17"><text:span text:style-name="T11">Электрический ток</text:span> — <text:span text:style-name="T12">упорядоченное</text:span> движение электрически заряженных частиц.</text:p>
      <text:p text:style-name="P17"/>
      <text:p text:style-name="P18">Порядки электрического тока:</text:p>
      <text:list xml:id="list1846506493930040403" text:style-name="L4">
        <text:list-item>
          <text:p text:style-name="P61">светодиод — 10 милиамипер</text:p>
        </text:list-item>
        <text:list-item>
          <text:p text:style-name="P61">бытовая техника — амперы</text:p>
        </text:list-item>
        <text:list-item>
          <text:p text:style-name="P61">трансформаторная подстанция — килоампер</text:p>
        </text:list-item>
      </text:list>
      <text:p text:style-name="P19"/>
      <text:p text:style-name="P20">Электрические заряженые частицы в разных средах:</text:p>
      <text:list xml:id="list4089967743739859287" text:style-name="L5">
        <text:list-item>
          <text:p text:style-name="P62">В металлах — <text:span text:style-name="T13">свободные </text:span>электроны.</text:p>
        </text:list-item>
        <text:list-item>
          <text:p text:style-name="P62">В полупроводниках — свободные электроны и свободные дырки.</text:p>
        </text:list-item>
        <text:list-item>
          <text:p text:style-name="P63">В электролитах (растворах ионных солей) — электроны и ионы.</text:p>
        </text:list-item>
        <text:list-item>
          <text:p text:style-name="P63">В газах — электроны и ионы.</text:p>
        </text:list-item>
      </text:list>
      <text:p text:style-name="P20"/>
      <text:p text:style-name="P21">Электрический газ — электрический ток в металлах.</text:p>
      <text:p text:style-name="P21"/>
      <text:p text:style-name="P21">Если электрон двигается справа-налево, то ток течет слева-направо!</text:p>
      <text:p text:style-name="P21"/>
      <text:p text:style-name="P22">С увеличением температуры в металлических проводниках растет сопротивление. </text:p>
      <text:p text:style-name="P22"/>
      <text:p text:style-name="P23">Полупроводники и диэлектрики — одно и то же. </text:p>
      <text:p text:style-name="P23">Если любой диэлектрик сильно нагреть — то он станет полупроводником, если любой полупроводник сильно охладить — он станет диэлектриком.</text:p>
      <text:p text:style-name="P23"/>
      <text:p text:style-name="P24">Для полупроводников с повышением температуры сопротивление падает.</text:p>
      <text:p text:style-name="P24"/>
      <text:p text:style-name="P25">Электроды принято называть катод и анод.</text:p>
      <text:p text:style-name="P25">Положительный <text:span text:style-name="T14">(+) </text:span>— анод</text:p>
      <text:p text:style-name="P25">Отрицательный <text:span text:style-name="T14">(-) </text:span>— катод</text:p>
      <text:p text:style-name="P25"/>
      <text:p text:style-name="P26">Электролиз — разделение веществ в воде на катоде и аноде. </text:p>
      <text:p text:style-name="P26"/>
      <text:p text:style-name="P27">Гальваностегия — насаждение тонкого слоя металла.</text:p>
      <text:p text:style-name="P27">Гальванопластика — насаждение толстого слоя металла.</text:p>
      <text:p text:style-name="P27"/>
      <text:p text:style-name="P27"/>
      <text:p text:style-name="P27"/>
      <text:p text:style-name="P27"/>
      <text:p text:style-name="P14"><text:soft-page-break/>Лекция №2</text:p>
      <text:p text:style-name="P27">Газовые разряды</text:p>
      <text:list xml:id="list2250296909106109469" text:style-name="L6">
        <text:list-item>
          <text:p text:style-name="P64">самостоятельные</text:p>
        </text:list-item>
        <text:list-item>
          <text:p text:style-name="P64">несамостоятельные (ионизация, ради<text:span text:style-name="T25">а</text:span>ционная, световая, температурная)</text:p>
        </text:list-item>
      </text:list>
      <text:p text:style-name="P27"/>
      <text:p text:style-name="P27">не самостоятельные - </text:p>
      <text:p text:style-name="P27">газ самостоятельно чем-нибудь ионизируется </text:p>
      <text:p text:style-name="P27"/>
      <text:p text:style-name="P27">Самостоятельные — газовые разряды в которыз протекание тока является причинной ионизации.</text:p>
      <text:p text:style-name="P27"/>
      <text:p text:style-name="P27">Самостоятельные газовые разряды:</text:p>
      <text:list xml:id="list4191442666776141270" text:style-name="L7">
        <text:list-item>
          <text:p text:style-name="P75"><text:span text:style-name="T15">Коронные (Шар радиуса R, E = </text:span><text:span text:style-name="T16">φ/</text:span><text:span text:style-name="T17">R , E &gt; 3*10</text:span><text:span text:style-name="T3">6</text:span><text:span text:style-name="T17"> В/м) (применяется при электрическом опылении металлов на пленке, для поиска течи в вакуумной конструкции</text:span><text:span text:style-name="T19">)</text:span></text:p>
        </text:list-item>
        <text:list-item>
          <text:p text:style-name="P76"><text:span text:style-name="T15">Тлеющий разряд (если взя</text:span><text:span text:style-name="T18">ть</text:span><text:span text:style-name="T15"> трубку, заполненную разряженным газом, подать напр</text:span><text:span text:style-name="T18">я</text:span><text:span text:style-name="T15">жение, то может возникать тлеющий разряд. </text:span><text:span text:style-name="T18">При низком давлении возникает лавинный процесс. Во всех лампах тлеющего разряда составляет сотни </text:span><text:span text:style-name="T19">(при зажигании и несколько вольт при горении)</text:span><text:span text:style-name="T18"> вольт, а давление — несколько миллиметров ртутного столба.</text:span><text:span text:style-name="T15">)</text:span></text:p>
        </text:list-item>
        <text:list-item>
          <text:p text:style-name="P65">Искровой разряд — частный случай тлеющего разряда при атмосферном давлении.</text:p>
        </text:list-item>
        <text:list-item>
          <text:p text:style-name="P66">Дуговой разряд — ионизация газа поддерживается температурой. Дуговой разряд обязательно обязан течь только с очень большим током.</text:p>
        </text:list-item>
      </text:list>
      <text:p text:style-name="P28"/>
      <text:p text:style-name="P29">Материалы</text:p>
      <text:p text:style-name="P30">Материалы:</text:p>
      <text:list xml:id="list5793026086976240466" text:style-name="L8">
        <text:list-item>
          <text:p text:style-name="P67">жидкие</text:p>
        </text:list-item>
        <text:list-item>
          <text:p text:style-name="P67">твердые (металлические — большое количество свободных электронов, неметаллы — нет свободных электронов в больших количествах)</text:p>
        </text:list-item>
        <text:list-item>
          <text:p text:style-name="P67">газообразные </text:p>
        </text:list-item>
      </text:list>
      <text:p text:style-name="P30"/>
      <text:p text:style-name="P30">Изолятор — главное преднахзначение разделить два электрона.</text:p>
      <text:p text:style-name="P30">Диэлектрики — главное предназначение — его диэлектрические свойства.</text:p>
      <text:p text:style-name="P30"/>
      <text:p text:style-name="P45"><text:span text:style-name="T15">R = </text:span><text:span text:style-name="T20">ρ</text:span><text:span text:style-name="T22">*(L/S)</text:span></text:p>
      <text:p text:style-name="P31">ρ — удельное сопротивление [Ом*(мм/м)]</text:p>
      <text:p text:style-name="P31"/>
      <text:p text:style-name="P31"/>
      <text:p text:style-name="P32">Сверхпроводники - </text:p>
      <text:p text:style-name="P46">Поле внутри сверхпроводника — ноль.</text:p>
      <text:p text:style-name="P46"/>
      <text:p text:style-name="P46">Сверхпроводники разрушаются сильным током и магнитным полем.</text:p>
      <text:p text:style-name="P46">Существуют полупроводники и существуют магнитные материал<text:span text:style-name="T28">ы.</text:span></text:p>
      <text:p text:style-name="P46"/>
      <text:list xml:id="list1505518518597525842" text:style-name="L9">
        <text:list-item>
          <text:p text:style-name="P77"><text:span text:style-name="T29">Сегнетоэлектрик: <text:s/></text:span><text:span text:style-name="T26">ξ &gt;&gt; 1<text:tab/></text:span><text:span text:style-name="T27">если нагреется выше точки Кюри — станет диэлектриком.</text:span></text:p>
        </text:list-item>
        <text:list-item>
          <text:p text:style-name="P78">Пьезоэлектрик <text:span text:style-name="T31">(подгруппа сегнетоэлектриков)</text:span> — <text:span text:style-name="T31">вещества в которых наблюдается прямой и обратный пьезоэффект.</text:span></text:p>
        </text:list-item>
      </text:list>
      <text:p text:style-name="P51">Прямой пьезоэффект — при приложении электрического напряжения проявляется механическое напряжение и наоборот.</text:p>
      <text:list xml:id="list151915748504509" text:continue-numbering="true" text:style-name="L9">
        <text:list-item>
          <text:p text:style-name="P78">Пироэлектрики - </text:p>
        </text:list-item>
      </text:list>
      <text:p text:style-name="P52">Пироэффект — проявление механического напряжения при изменении температура</text:p>
      <text:p text:style-name="P47">Сверх проводники существу<text:span text:style-name="T30">ют только при температуре ниже критической температуры.</text:span></text:p>
      <text:p text:style-name="P50"/>
      <text:p text:style-name="P49"><text:soft-page-break/><text:span text:style-name="T23">Л</text:span><text:span text:style-name="T15">екция 3</text:span></text:p>
      <text:p text:style-name="P51">Изоляторы — вещества с удельным сопротивлением больше 10<text:span text:style-name="T2">11 </text:span><text:span text:style-name="T21">Ом*(мм/м)</text:span></text:p>
      <text:p text:style-name="P48">Проводники — вещества с удельным сопротивлением меньше 10<text:span text:style-name="T2">10 </text:span><text:span text:style-name="T23">Ом*(мм/м)</text:span></text:p>
      <text:p text:style-name="P68"/>
      <text:p text:style-name="P69"/>
      <text:p text:style-name="P48"><text:span text:style-name="T15">Диэлектрики </text:span><text:span text:style-name="T24">ξ </text:span><text:span text:style-name="T15">&gt; 1</text:span></text:p>
      <text:p text:style-name="P70"/>
      <text:p text:style-name="P33">Сверхпроводимость убивает температура и магнитное поле.</text:p>
      <text:p text:style-name="P34">Так как течение тока вызывает магнитное поле — то для каждого про<text:span text:style-name="T32">во</text:span>да существует максимально возможный ток.</text:p>
      <text:p text:style-name="P34"/>
      <text:p text:style-name="P35">Идеальные проводники не являются сверхпроводниками (из золота, серебра, <text:span text:style-name="T33">алюминия</text:span>)</text:p>
      <text:p text:style-name="P35">Свойства сверхпроводимости проявляются у ртути, висмута.</text:p>
      <text:p text:style-name="P35"/>
      <text:p text:style-name="P35"/>
      <text:p text:style-name="P36">Полупроводники — отдельный класс материалов. Главное от<text:span text:style-name="T34">л</text:span>ичие полупроводников — в проводнике есть свободные электроны, они могут иметь любую энергию, в полупроводнике энергия может принимать только значения, за исключением некой запретной зоны. Широта запрещенной зоны является основной характеристикой полупроводников.</text:p>
      <text:p text:style-name="P35"/>
      <text:p text:style-name="P37">Полупроводник n типа — много свободных электронов</text:p>
      <text:p text:style-name="P37">Полупроводники p типа — носитель заряда — положительный заряд.</text:p>
      <text:p text:style-name="P38">Полупроводники i типа — равное количество свободных электронов и свободных дырок и их одинаково мало.</text:p>
      <text:p text:style-name="P38"/>
      <text:p text:style-name="P40">Магнитный материалы</text:p>
      <text:p text:style-name="P38"><text:s/>Магнитная проницаемость может быть больше единицы, может быть меньше единицы.</text:p>
      <text:p text:style-name="P38">В диамагнитиках обычно чуть меньше единицы.</text:p>
      <text:p text:style-name="P38">В парамагнитиках — чуть больше единицы.</text:p>
      <text:p text:style-name="P38"/>
      <text:p text:style-name="P39">В классических сверхпроводниках магнитная проницаемость равна нулю.</text:p>
      <text:p text:style-name="P71">Ферроммагнитики — больше единицы:</text:p>
      <text:p text:style-name="P71">Сталь — до 4000</text:p>
      <text:p text:style-name="P71">Ni — 100-600</text:p>
      <text:p text:style-name="P71">Железо — 5000</text:p>
      <text:p text:style-name="P39"/>
      <text:p text:style-name="P39"/>
      <text:p text:style-name="P42">Все ферромагнитики разделяются на магнитомягкие материалы (узкая петля гестерелиза, используются в трансформаторах), и магнитожесткие материалы (широкая петля гестерелиза — используется в постоянных магнитах и устройствах памяти).</text:p>
      <text:p text:style-name="P42"/>
      <text:p text:style-name="P42"/>
      <text:p text:style-name="P41">Закон Ома</text:p>
      <text:p text:style-name="P43"><text:span text:style-name="T11">Закон Ома</text:span> - ток и напряжение пропорциональны друг другу.</text:p>
      <text:p text:style-name="P43"><draw:frame text:anchor-type="paragraph" draw:z-index="5" draw:name="Shape6" draw:style-name="gr5" draw:text-style-name="P81" svg:width="0.1012in" svg:height="0.1925in" svg:x="2.5508in" svg:y="0.1528in"><draw:text-box><text:p>I</text:p></draw:text-box></draw:frame><draw:frame text:anchor-type="paragraph" draw:z-index="6" draw:name="Shape7" draw:style-name="gr5" draw:text-style-name="P81" svg:width="0.1961in" svg:height="0.1925in" svg:x="1.1047in" svg:y="0.0898in"><draw:text-box><text:p>I</text:p></draw:text-box></draw:frame></text:p>
      <text:p text:style-name="P43"><draw:custom-shape text:anchor-type="paragraph" draw:z-index="0" draw:name="Shape1" draw:style-name="gr1" svg:width="0.5622in" svg:height="0.1961in" svg:x="1.5598in" svg:y="0.0618in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79" svg:x1="2.8098in" svg:y1="0.1508in" svg:x2="2.0772in" svg:y2="0.1571in"><text:p/></draw:line><draw:line text:anchor-type="paragraph" draw:z-index="2" draw:name="Shape3" draw:style-name="gr2" draw:text-style-name="P79" svg:x1="0.8457in" svg:y1="0.1571in" svg:x2="1.5594in" svg:y2="0.1571in"><text:p/></draw:line><draw:frame text:anchor-type="paragraph" draw:z-index="3" draw:name="Shape4" draw:style-name="gr3" draw:text-style-name="P80" svg:width="0.2087in" svg:height="0.428in" svg:x="2.4689in" svg:y="0.2256in"><draw:text-box><text:p><text:span text:style-name="T37">φ</text:span><text:span text:style-name="T38">2</text:span></text:p></draw:text-box></draw:frame><draw:frame text:anchor-type="paragraph" draw:z-index="4" draw:name="Shape5" draw:style-name="gr4" draw:text-style-name="P81" svg:width="0.1835in" svg:height="0.2335in" svg:x="1.0984in" svg:y="0.2453in"><draw:text-box><text:p><text:span text:style-name="T37">φ</text:span><text:span text:style-name="T38">1</text:span></text:p></draw:text-box></draw:frame><draw:frame text:anchor-type="paragraph" draw:z-index="7" draw:name="Shape8" draw:style-name="gr6" draw:text-style-name="P81" svg:width="1.3449in" svg:height="0.4232in" svg:x="3.7693in" svg:y="0.0492in"><draw:text-box><text:p>U = <text:span text:style-name="T37">φ</text:span><text:span text:style-name="T38">1</text:span><text:span text:style-name="T37"> - φ</text:span><text:span text:style-name="T38">2</text:span></text:p></draw:text-box></draw:frame></text:p>
      <text:p text:style-name="P43"/>
      <text:p text:style-name="P43"/>
      <text:p text:style-name="P43"/>
      <text:p text:style-name="P43">Закон Ома справедлив для цепей постоянного тока .</text:p>
      <text:p text:style-name="P43"/>
      <text:p text:style-name="P44">Проводимость — G = 1/R<text:tab/><text:tab/><text:tab/>[1/Ом = 1 См] (Сименс)</text:p>
      <text:p text:style-name="P44"><text:soft-page-break/>Закон Ома применяется в сетях переменного тока.</text:p>
      <text:p text:style-name="P44"/>
      <text:p text:style-name="P44">I = (1/Z)*Umax</text:p>
      <text:p text:style-name="P44">Z — импеданс</text:p>
      <text:p text:style-name="P44"/>
      <text:p text:style-name="P44"/>
      <text:p text:style-name="P44">Также законом Ома можно описывать тепловые зависимости. </text:p>
      <text:p text:style-name="P44"/>
      <text:p text:style-name="P44">W~<text:span text:style-name="T5">∆</text:span>T</text:p>
      <text:p text:style-name="P44">W = (1/R)<text:span text:style-name="T5">∆</text:span>T</text:p>
      <text:p text:style-name="P44">R — тепловое сопротивление.</text:p>
      <text:p text:style-name="P44"/>
      <text:p text:style-name="P44">Также можно <text:span text:style-name="T35">рассчитывать</text:span> магнитные потоки, потоки воды в трубах, транспортные цепи…</text:p>
      <text:p text:style-name="P44"/>
      <text:p text:style-name="P44"/>
      <text:p text:style-name="P73">Закон Джоуля-Ленца </text:p>
      <text:p text:style-name="P73"/>
      <text:p text:style-name="P73"><text:span text:style-name="T36">N</text:span> = U*I</text:p>
      <text:p text:style-name="P73"/>
      <text:p text:style-name="P74">Пассивная вольт-амперная характеристика — при нулевом напряжении сила тока равна нулю.</text:p>
      <text:p text:style-name="P74">Активная вольт-амперная характеристика — при нулевом напряжении сила тока не равна нулю.</text:p>
      <text:p text:style-name="P43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00:32.096113384</meta:creation-date>
    <dc:date>2018-09-26T15:19:14.660342029</dc:date>
    <meta:editing-duration>PT3H8M49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5" meta:paragraph-count="144" meta:word-count="908" meta:character-count="6910" meta:non-whitespace-character-count="6093"/>
  </office:meta>
</office:document-meta>
</file>